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officeooo:paragraph-rsid="00488cc8"/>
    </style:style>
    <style:style style:name="P4" style:family="paragraph" style:parent-style-name="Standard">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style="italic" style:font-style-asian="italic" style:font-style-complex="italic"/>
    </style:style>
    <style:style style:name="P7" style:family="paragraph" style:parent-style-name="Standard">
      <style:text-properties style:font-name="Arial" officeooo:paragraph-rsid="0054675d"/>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2" style:list-style-name=""/>
    <style:style style:name="T1" style:family="text">
      <style:text-properties fo:font-weight="bold" style:font-weight-asian="bold" style:font-weight-complex="bold"/>
    </style:style>
    <style:style style:name="T2" style:family="text">
      <style:text-properties officeooo:rsid="004e341a"/>
    </style:style>
    <style:style style:name="T3" style:family="text">
      <style:text-properties fo:font-weight="normal" style:font-weight-asian="normal" style:font-weight-complex="normal"/>
    </style:style>
    <style:style style:name="T4" style:family="text">
      <style:text-properties fo:font-weight="normal" officeooo:rsid="0054675d" style:font-weight-asian="normal" style:font-weight-complex="normal"/>
    </style:style>
    <style:style style:name="T5" style:family="text">
      <style:text-properties officeooo:rsid="0054be7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833_1437619091" text:style-name="Index_20_Link" text:visited-style-name="Index_20_Link">Effective Web page creation<text:tab/>1</text:a></text:p>
          <text:p text:style-name="P9"><text:a xlink:type="simple" xlink:href="#__RefHeading___Toc1835_1437619091" text:style-name="Index_20_Link" text:visited-style-name="Index_20_Link">Tech works – How stuff works<text:tab/>1</text:a></text:p>
          <text:p text:style-name="P8"><text:a xlink:type="simple" xlink:href="#__RefHeading___Toc1837_1437619091" text:style-name="Index_20_Link" text:visited-style-name="Index_20_Link">C Puzzles<text:tab/>1</text:a></text:p>
          <text:p text:style-name="P8"><text:a xlink:type="simple" xlink:href="#__RefHeading___Toc1839_1437619091" text:style-name="Index_20_Link" text:visited-style-name="Index_20_Link">Linux Knowlege base<text:tab/>2</text:a></text:p>
        </text:index-body>
      </text:table-of-content>
      <text:h text:style-name="P10" text:outline-level="2"><text:bookmark-start text:name="__RefHeading___Toc1833_1437619091"/>Effective Web page creation<text:bookmark-end text:name="__RefHeading___Toc1833_1437619091"/></text:h>
      <text:p text:style-name="P3">1. For Collapasable control refer <text:a xlink:type="simple" xlink:href="http://stackoverflow.com/questions/15095933/pure-css-collapse-expand-div" text:style-name="Internet_20_link" text:visited-style-name="Visited_20_Internet_20_Link">http://stackoverflow.com/questions/15095933/pure-css-collapse-expand-div</text:a></text:p>
      <text:p text:style-name="P3"/>
      <text:p text:style-name="P1">For css code to be in HTML page add &lt;style&gt; CSS content goes here &lt;/style&gt;</text:p>
      <text:p text:style-name="P1"/>
      <text:p text:style-name="P1">2. If CSS style is maintained as a seperate file then include following lines in html page</text:p>
      <text:p text:style-name="P1">&lt;head&gt;</text:p>
      <text:p text:style-name="P1"><text:s text:c="2"/>&lt;link rel="stylesheet" href="style.css" type="text/css" /&gt;</text:p>
      <text:p text:style-name="P1">&lt;/head&gt;</text:p>
      <text:p text:style-name="P1"/>
      <text:h text:style-name="P10" text:outline-level="2"><text:bookmark-start text:name="__RefHeading___Toc1835_1437619091"/>Tech works – How stuff works<text:bookmark-end text:name="__RefHeading___Toc1835_1437619091"/></text:h>
      <text:h text:style-name="Heading_20_3" text:outline-level="3"><text:bookmark-start text:name="__RefHeading___Toc1837_1437619091"/>C Puzzles<text:bookmark-end text:name="__RefHeading___Toc1837_1437619091"/></text:h>
      <text:p text:style-name="P2">Question 1: What is the output for following program (./file.elf) in a 64-bit machine ?</text:p>
      <text:p text:style-name="P1">$ ls</text:p>
      <text:p text:style-name="P1">file1.c <text:s/>file2.c <text:s/>file.elf</text:p>
      <text:p text:style-name="P1"/>
      <text:p text:style-name="P1">$ cat file1.c </text:p>
      <text:p text:style-name="P1">void* fun(char *addr)</text:p>
      <text:p text:style-name="P1">{</text:p>
      <text:p text:style-name="P1"><text:tab/>return addr;</text:p>
      <text:p text:style-name="P1">}</text:p>
      <text:p text:style-name="P1"/>
      <text:p text:style-name="P1">$ cat file2.c </text:p>
      <text:p text:style-name="P1">main()</text:p>
      <text:p text:style-name="P1">{</text:p>
      <text:p text:style-name="P1"><text:tab/>char a;</text:p>
      <text:p text:style-name="P1"><text:tab/>char *p = fun(&amp;a);</text:p>
      <text:p text:style-name="P1"><text:tab/>*p = 10;</text:p>
      <text:p text:style-name="P1"><text:tab/>printf ("%p -&gt; %d\n",p, a);</text:p>
      <text:p text:style-name="P1">}</text:p>
      <text:p text:style-name="P1"/>
      <text:p text:style-name="P1">$ gcc -S file1.c file2.c -o file.elf</text:p>
      <text:p text:style-name="P1"/>
      <text:p text:style-name="P2">Answer:</text:p>
      <text:p text:style-name="P1"><text:s/>./file.elf </text:p>
      <text:p text:style-name="P1">Segmentation fault (core dumped)</text:p>
      <text:p text:style-name="P2">Reason:</text:p>
      <text:p text:style-name="P1">By default function return type is int (4 bytes). Since the address of 64-bit machine is 8 bytes. The MSB will not be returned from the fun(). Leads to invalid access by pointer p in main().</text:p>
      <text:p text:style-name="P1"/>
      <text:p text:style-name="P1"><text:soft-page-break/>//<text:tab/>*p = 10;</text:p>
      <text:p text:style-name="P1"><text:tab/>printf ("%p -&gt; %p\n",p, &amp;a);</text:p>
      <text:p text:style-name="P1"/>
      <text:p text:style-name="P1">$ ./file.elf </text:p>
      <text:p text:style-name="P1">0xfffffffff68d4b9f -&gt; 0x7ffff68d4b9f</text:p>
      <text:p text:style-name="P1"/>
      <text:p text:style-name="P2">Question 2: What is the output of following program ?</text:p>
      <text:p text:style-name="P1">#include &lt;stdio.h&gt;</text:p>
      <text:p text:style-name="P1">void fun(int *x)</text:p>
      <text:p text:style-name="P1">{</text:p>
      <text:p text:style-name="P1"><text:s text:c="5"/>printf("\nNOthing");</text:p>
      <text:p text:style-name="P1">}</text:p>
      <text:p text:style-name="P1">int main()</text:p>
      <text:p text:style-name="P1">{</text:p>
      <text:p text:style-name="P1"><text:s text:c="5"/>int *i = NULL;</text:p>
      <text:p text:style-name="P1"><text:s text:c="5"/>fun(&amp;i[1+2]);</text:p>
      <text:p text:style-name="P1"><text:s text:c="5"/>return 0;</text:p>
      <text:p text:style-name="P1">}</text:p>
      <text:p text:style-name="P2">Answer:</text:p>
      <text:p text:style-name="P1">NOthing</text:p>
      <text:p text:style-name="P1"/>
      <text:p text:style-name="P2">Reason:</text:p>
      <text:p text:style-name="P1">Untill the funtion <text:span text:style-name="T2">does not </text:span>access the address of x it wont crash.</text:p>
      <text:p text:style-name="P1"/>
      <text:p text:style-name="P1">Question 3: What is the output of following program ?</text:p>
      <text:p text:style-name="P1"/>
      <text:p text:style-name="P1"><text:span text:style-name="T1">Answer:</text:span> </text:p>
      <text:p text:style-name="P1">Compiler error</text:p>
      <text:p text:style-name="P1"/>
      <text:p text:style-name="P2">Reason</text:p>
      <text:p text:style-name="P1">Compiler by default will not allow to add between pointers but you can subtract them to get offset in location.</text:p>
      <text:p text:style-name="P1"/>
      <text:h text:style-name="Heading_20_3" text:outline-level="3"><text:bookmark-start text:name="__RefHeading___Toc1839_1437619091"/>Linux Knowlege base<text:bookmark-end text:name="__RefHeading___Toc1839_1437619091"/></text:h>
      <text:p text:style-name="P2">1. What are re-entrant and non-reentrant functions ? How they will impact in OS ?</text:p>
      <text:p text:style-name="P2">Answer</text:p>
      <text:p text:style-name="P1"><text:tab/>say you have a function.. when it is running, a higher priority interrupt takes the CPU context to another process.. the CPU will leave the flow of the current function as such. when it gets back to our process, if the CPU can "continue" your function flow, from where ever it left it.. it is called re-entrant function.</text:p>
      <text:p text:style-name="P1">simple thing is.. if your function has only local variables, it can be re-entrant</text:p>
      <text:p text:style-name="P1">say for example you have a function that has a pointer to a memory.</text:p>
      <text:p text:style-name="P1"/>
      <text:p text:style-name="P6">so, if a funtion uses some global buffer or shared data, then it is not a re-entrant function right ?</text:p>
      <text:p text:style-name="P1"/>
      <text:p text:style-name="P1"><text:tab/>when we pause the function, then continue later.. but in that time, the memory is changed. <text:span text:style-name="T5">B</text:span>ut the place where you "continue" from doesn't refer the memory again. but uses the old value itself. it'll become a problem. this would be an non-reentrant function.</text:p>
      <text:p text:style-name="P1">when you are writing a code which can be interrupted by another process, for example in networking devices, better to have reentrancy as it is safer.</text:p>
      <text:p text:style-name="P1"><text:soft-page-break/></text:p>
      <text:p text:style-name="P2">2. Hard link and Soft link in linux: (say we have two files file1 &amp; file2).</text:p>
      <text:p text:style-name="P2">Answer</text:p>
      <text:p text:style-name="P7"><text:span text:style-name="T3"><text:tab/>say we have two files file1 &amp; file2 </text:span><text:span text:style-name="T4">in “</text:span>file1 file1_hard" will create a hard link to file1, that points to file's inode (file contents directly). So even if the actual file file1 is deleted, the hardlink will still work.</text:p>
      <text:p text:style-name="P1">"ln file2 file2_soft" will create a soft link to file2, that points to file2's path. This is like a shorcut that we create in windows. If the actual file is renamed or deleted, the soft link file will point to non-existing location and will be bro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0:38:02.589473570</meta:creation-date>
    <dc:date>2017-04-21T15:40:48.993411542</dc:date>
    <meta:editing-duration>PT3H25M18S</meta:editing-duration>
    <meta:editing-cycles>52</meta:editing-cycles>
    <meta:generator>LibreOffice/5.1.6.2$Linux_X86_64 LibreOffice_project/10m0$Build-2</meta:generator>
    <dc:title>GAP's Blog</dc:title>
    <meta:document-statistic meta:table-count="0" meta:image-count="0" meta:object-count="0" meta:page-count="3" meta:paragraph-count="74" meta:word-count="568" meta:character-count="3234" meta:non-whitespace-character-count="2699"/>
  </office:meta>
</office:document-meta>
</file>